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 NAS</text:p>
      <text:p text:style-name="Standard"/>
      <text:p text:style-name="Standard">Bielawski Klub Żeglarski "Wielka Sowa" - miłośnicy żeglarstwa szuwarowo-bagiennego, morskiego i zdzierających gardło szant!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yk </meta:initial-creator>
    <meta:creation-date>2022-04-08T12:31:28.94</meta:creation-date>
    <meta:document-statistic meta:table-count="0" meta:image-count="0" meta:object-count="0" meta:page-count="1" meta:paragraph-count="2" meta:word-count="17" meta:character-count="131"/>
    <dc:date>2022-04-08T17:33:46.38</dc:date>
    <dc:creator>Patryk </dc:creator>
    <meta:editing-duration>PT4H47M7S</meta:editing-duration>
    <meta:editing-cycles>1</meta:editing-cycles>
    <meta:generator>OpenOffice/4.1.11$Win32 OpenOffice.org_project/4111m1$Build-9808</meta:generator>
  </office:meta>
</office:document-meta>
</file>